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5f7" officeooo:paragraph-rsid="001635f7"/>
    </style:style>
    <style:style style:name="P2" style:family="paragraph" style:parent-style-name="Standard">
      <style:text-properties officeooo:rsid="00178428" officeooo:paragraph-rsid="00178428"/>
    </style:style>
    <style:style style:name="P3" style:family="paragraph" style:parent-style-name="Standard">
      <style:text-properties officeooo:rsid="0018a831" officeooo:paragraph-rsid="0018a831"/>
    </style:style>
    <style:style style:name="P4" style:family="paragraph" style:parent-style-name="Standard">
      <style:text-properties officeooo:rsid="001a49ab" officeooo:paragraph-rsid="001a49ab"/>
    </style:style>
    <style:style style:name="P5" style:family="paragraph" style:parent-style-name="Standard">
      <style:text-properties officeooo:rsid="001ae7e5" officeooo:paragraph-rsid="001ae7e5"/>
    </style:style>
    <style:style style:name="P6" style:family="paragraph" style:parent-style-name="Standard">
      <style:text-properties officeooo:paragraph-rsid="001ae7e5"/>
    </style:style>
    <style:style style:name="T1" style:family="text">
      <style:text-properties officeooo:rsid="001642b1"/>
    </style:style>
    <style:style style:name="T2" style:family="text">
      <style:text-properties officeooo:rsid="0018a831"/>
    </style:style>
    <style:style style:name="T3" style:family="text">
      <style:text-properties officeooo:rsid="001a49ab"/>
    </style:style>
    <style:style style:name="T4" style:family="text">
      <style:text-properties officeooo:rsid="001ae7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 ID: 1422087</text:p>
      <text:p text:style-name="P1">1. <text:span text:style-name="T1">There are 4*3*2*1 = 24 different orderings of the numbers {1, 2, 3, 4} available. They can be represented by the following binary trees:</text:span></text:p>
      <text:p text:style-name="P1"/>
      <text:p text:style-name="P2">[pic_binary_search_trees]</text:p>
      <text:p text:style-name="P2"/>
      <text:p text:style-name="P2">On the right of every tree are written its height, number of leaves and if it's perfectly balanced (H – height, L – number of leaves and perfBal – is it perfectly balanced). </text:p>
      <text:p text:style-name="P2"/>
      <text:p text:style-name="P2">Of them there are … unique trees.</text:p>
      <text:p text:style-name="P2"/>
      <text:p text:style-name="P2">2. Here's the tree that is formed if number 6 is the root:</text:p>
      <text:p text:style-name="P2"/>
      <text:p text:style-name="P2">[pic_binary_tree]</text:p>
      <text:p text:style-name="P2"/>
      <text:p text:style-name="P2">This is a valid search binary tree because on the left side we always have values smaller than the root and on the right – values always bigger than the node.</text:p>
      <text:p text:style-name="P2"/>
      <text:p text:style-name="P2">3. <text:span text:style-name="T2">The tree which is a result of inserting the items [24, 9, 13, 4, 31, 26, 6, 10, 29, 33, 12] in that order into an empty tree is:</text:span></text:p>
      <text:p text:style-name="P2"/>
      <text:p text:style-name="P3">[pic_initial_tree]</text:p>
      <text:p text:style-name="P3"/>
      <text:p text:style-name="P3">When we remove item 26 we get:</text:p>
      <text:p text:style-name="P3"/>
      <text:p text:style-name="P3">[pic_remove_26]</text:p>
      <text:p text:style-name="P3"/>
      <text:p text:style-name="P3">And when we delete 9 from the new tree:</text:p>
      <text:p text:style-name="P3"/>
      <text:p text:style-name="P3">[pic_remove_9]</text:p>
      <text:p text:style-name="P3"/>
      <text:p text:style-name="P3">And after we remove 24:</text:p>
      <text:p text:style-name="P3"/>
      <text:p text:style-name="P3">[pic_remove_24]</text:p>
      <text:p text:style-name="P3"/>
      <text:p text:style-name="P3">All new trees are valid binary search trees. <text:span text:style-name="T3">Not always though the same trees would form if we remove some of numbers – if we only remove 26 the tree would be the same, but if we remove 9 too then the “tree from scratch” would be:</text:span></text:p>
      <text:p text:style-name="P3"/>
      <text:p text:style-name="P4">[pic_new_bin_no_26_9]</text:p>
      <text:p text:style-name="P4"/>
      <text:p text:style-name="P4">After we remove 24 the tree from building a new binary search would again be different: </text:p>
      <text:p text:style-name="P4"/>
      <text:p text:style-name="P4">[pic_new_bin_no_26_9_24]</text:p>
      <text:p text:style-name="P4"/>
      <text:p text:style-name="P4">4. <text:span text:style-name="T4">The tree looks like this:</text:span></text:p>
      <text:p text:style-name="P4"/>
      <text:p text:style-name="P5">[pic_tree_15]</text:p>
      <text:p text:style-name="P5"/>
      <text:p text:style-name="P5">The leaves need the most comparisons – 4. Then the level above them requires one comparison less, therefore 2, 6, 10 and 14 require 3 comparisons each. Using the same logic we can see that 4 and 12 need 2 comparisons and 8 needs only one. We can say that the number of comparisons required is <text:soft-page-break/>equal to l+1 where l is the level on which the node is situated.</text:p>
      <text:p text:style-name="P5"/>
      <text:p text:style-name="P6"><text:span text:style-name="T4">Using these numbers, if we want to search for all the numbers the total number of comparisons C required for this would be 8*4 + 4*3 + 2*2 + 1 = 49. Therefore the average number of comparisons required for searching a number should be 49 / 15 </text:span>≈ <text:span text:style-name="T4">3.267 so around 3-4 comparisons.</text:span></text:p>
      <text:p text:style-name="P6"/>
      <text:p text:style-name="P5">5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8:11:31.550958965</meta:creation-date>
    <dc:date>2015-02-06T00:31:25.967512842</dc:date>
    <meta:editing-duration>PT1H53M43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25" meta:word-count="360" meta:character-count="1949" meta:non-whitespace-character-count="1605"/>
  </office:meta>
</office:document-meta>
</file>